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B0000059BB32AFDCBE58D395E.png" manifest:media-type="image/png"/>
  <manifest:file-entry manifest:full-path="Pictures/100000000000061B000007E737B9FDD8824A25EC.png" manifest:media-type="image/png"/>
  <manifest:file-entry manifest:full-path="Pictures/100000000000061B000007E7302648BA711FBF69.png" manifest:media-type="image/png"/>
  <manifest:file-entry manifest:full-path="Pictures/100000000000061B000007E7272A943ADE2545CF.png" manifest:media-type="image/png"/>
  <manifest:file-entry manifest:full-path="Pictures/100000000000061B000007E7EC6064BB31CB2B6E.png" manifest:media-type="image/png"/>
  <manifest:file-entry manifest:full-path="Pictures/100000000000061B000007E7D7B8DD58A48D11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75in" fo:margin-right="-0.8118in" fo:text-indent="-0.75in" style:auto-text-indent="false" style:page-number="auto" fo:background-color="transparent">
        <style:tab-stops/>
      </style:paragraph-properties>
    </style:style>
    <style:style style:name="P2" style:family="paragraph" style:parent-style-name="Standard">
      <loext:graphic-properties draw:fill="none"/>
      <style:paragraph-properties fo:margin-left="-0.75in" fo:margin-right="-0.8118in" fo:text-indent="-0.75in" style:auto-text-indent="false" fo:background-color="transparent">
        <style:tab-stops/>
      </style:paragraph-properties>
      <style:text-properties officeooo:paragraph-rsid="001c3a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4854in" svg:height="10.9827in" draw:z-index="0"><draw:image xlink:href="Pictures/100000000000061B000007E7EC6064BB31CB2B6E.png" xlink:type="simple" xlink:show="embed" xlink:actuate="onLoad" loext:mime-type="image/png"/></draw:frame></text:p>
      <text:p text:style-name="P1"><draw:frame draw:style-name="fr1" draw:name="Image2" text:anchor-type="paragraph" svg:width="8.498in" svg:height="11in" draw:z-index="1"><draw:image xlink:href="Pictures/100000000000061B000007E7D7B8DD58A48D11AC.png" xlink:type="simple" xlink:show="embed" xlink:actuate="onLoad" loext:mime-type="image/png"/></draw:frame><text:soft-page-break/></text:p>
      <text:p text:style-name="P2"><draw:frame draw:style-name="fr1" draw:name="Image3" text:anchor-type="paragraph" svg:width="8.498in" svg:height="11in" draw:z-index="2"><draw:image xlink:href="Pictures/100000000000061B000007E7272A943ADE2545CF.png" xlink:type="simple" xlink:show="embed" xlink:actuate="onLoad" loext:mime-type="image/png"/></draw:frame><text:soft-page-break/></text:p>
      <text:p text:style-name="P2"><draw:frame draw:style-name="fr1" draw:name="Image4" text:anchor-type="paragraph" svg:width="8.498in" svg:height="11in" draw:z-index="3"><draw:image xlink:href="Pictures/100000000000061B000007E7302648BA711FBF69.png" xlink:type="simple" xlink:show="embed" xlink:actuate="onLoad" loext:mime-type="image/png"/></draw:frame><text:soft-page-break/></text:p>
      <text:p text:style-name="P2"><draw:frame draw:style-name="fr1" draw:name="Image5" text:anchor-type="paragraph" svg:width="8.498in" svg:height="11in" draw:z-index="4"><draw:image xlink:href="Pictures/100000000000061B000007E737B9FDD8824A25EC.png" xlink:type="simple" xlink:show="embed" xlink:actuate="onLoad" loext:mime-type="image/png"/></draw:frame><text:soft-page-break/></text:p>
      <text:p text:style-name="P2"><draw:frame draw:style-name="fr2" draw:name="Image6" text:anchor-type="paragraph" svg:width="9.2366in" svg:height="8.4807in" draw:z-index="5"><draw:image xlink:href="Pictures/100000000000061B0000059BB32AFDCBE58D395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6:24:30.021040527</meta:creation-date>
    <dc:date>2019-08-26T16:26:56.078976320</dc:date>
    <meta:editing-duration>PT2M27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6.0.7.3$Linux_X86_64 LibreOffice_project/00m0$Build-3</meta:generator>
  </office:meta>
</office:document-meta>
</file>